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.25pt" fo:language="pl" fo:country="PL"/>
    </style:style>
    <style:style style:name="P2" style:family="paragraph" style:parent-style-name="Standard">
      <style:text-properties style:font-name="sans-serif" fo:font-size="11.25pt" fo:language="pl" fo:country="PL" officeooo:rsid="0009103a" officeooo:paragraph-rsid="0009103a"/>
    </style:style>
    <style:style style:name="P3" style:family="paragraph" style:parent-style-name="Standard">
      <style:text-properties fo:language="pl" fo:country="PL" officeooo:rsid="0009103a" officeooo:paragraph-rsid="0009103a"/>
    </style:style>
    <style:style style:name="P4" style:family="paragraph" style:parent-style-name="Standard">
      <style:text-properties fo:language="pl" fo:country="PL" officeooo:rsid="0007e835" officeooo:paragraph-rsid="0007e835"/>
    </style:style>
    <style:style style:name="P5" style:family="paragraph" style:parent-style-name="Standard">
      <style:text-properties fo:language="pl" fo:country="PL" officeooo:rsid="000b23a5" officeooo:paragraph-rsid="000b23a5"/>
    </style:style>
    <style:style style:name="P6" style:family="paragraph" style:parent-style-name="Standard">
      <style:text-properties fo:language="pl" fo:country="PL" officeooo:rsid="000be48a" officeooo:paragraph-rsid="000be48a"/>
    </style:style>
    <style:style style:name="P7" style:family="paragraph" style:parent-style-name="Standard">
      <style:text-properties fo:language="pl" fo:country="PL" officeooo:rsid="000be48a" officeooo:paragraph-rsid="000c228f"/>
    </style:style>
    <style:style style:name="P8" style:family="paragraph" style:parent-style-name="Standard">
      <style:text-properties fo:language="pl" fo:country="PL" officeooo:rsid="000c228f" officeooo:paragraph-rsid="000c228f"/>
    </style:style>
    <style:style style:name="P9" style:family="paragraph" style:parent-style-name="Standard">
      <style:text-properties fo:language="pl" fo:country="PL" officeooo:rsid="000c3497" officeooo:paragraph-rsid="000c3497"/>
    </style:style>
    <style:style style:name="T1" style:family="text">
      <style:text-properties officeooo:rsid="000b23a5"/>
    </style:style>
    <style:style style:name="T2" style:family="text">
      <style:text-properties officeooo:rsid="000be48a"/>
    </style:style>
    <style:style style:name="T3" style:family="text">
      <style:text-properties officeooo:rsid="000c228f"/>
    </style:style>
    <style:style style:name="T4" style:family="text">
      <style:text-properties officeooo:rsid="000c3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cja 1.0</text:p>
      <text:p text:style-name="P4"/>
      <text:p text:style-name="P4">Skład grupy:</text:p>
      <text:p text:style-name="P4"/>
      <text:p text:style-name="P4">Temat projektu: Kurier</text:p>
      <text:p text:style-name="P4"/>
      <text:p text:style-name="P4">Język programowania: Python</text:p>
      <text:p text:style-name="P4"/>
      <text:p text:style-name="P3">Podstawowy cel projektu:</text:p>
      <text:p text:style-name="P3"/>
      <text:p text:style-name="P2">Celem projektu jest stworzenie <text:span text:style-name="T1">agenta (kuriera)</text:span> poruszającego się po dwuwymiarowej planszy o ustalonym</text:p>
      <text:p text:style-name="P1">rozmiarze <text:span text:style-name="T1">(rozmiar planszy będzie ustalony w dalszych fazach, początkowe założenie mapa statyczna)</text:span>. <text:span text:style-name="T1">Kurier</text:span> interpretuje polecenia przekazane mu w języku naturalnym. Po wykonaniu każdego polecenia agent generuje krótki, tekstowy opis zmian, jakie zaszły w środowisku. Stan agenta oraz otaczającego go środowiska jest również wizualizowany na planszy.</text:p>
      <text:p text:style-name="P3"/>
      <text:p text:style-name="P3"/>
      <text:p text:style-name="P3"><text:tab/></text:p>
      <text:p text:style-name="P3">Podstawowe wymagania</text:p>
      <text:p text:style-name="P3"/>
      <text:p text:style-name="P5">Zadaniem kuriera jest przewóz paczek w odpowiednie miejsca na podstawie poleceń wprowadzonych przez użytkownika oraz poleceń dostarczonych mu w trakcie programu. </text:p>
      <text:p text:style-name="P5"/>
      <text:p text:style-name="P6">Skład planszy:</text:p>
      <text:p text:style-name="P6"><text:s/>Plansza przedstawia jedno miasto. Paczki wysłane do innego miasta są przewożone przez kuriera do magazynu</text:p>
      <text:p text:style-name="P6">a) ulice i ich nazwy</text:p>
      <text:p text:style-name="P6">b) lokalizacje</text:p>
      <text:p text:style-name="P6"><text:s/>*magazyn</text:p>
      <text:p text:style-name="P6"><text:s/>*adresy doręczeń</text:p>
      <text:p text:style-name="P6"><text:s/>*dom kuriera</text:p>
      <text:p text:style-name="P6"><text:s/>*stacja benzynowa</text:p>
      <text:p text:style-name="P6"><text:s/>*restauracja</text:p>
      <text:p text:style-name="P6"><text:s/>*sklep</text:p>
      <text:p text:style-name="P6"><text:s/>*parking</text:p>
      <text:p text:style-name="P6"/>
      <text:p text:style-name="P8">Ograniczenia:</text:p>
      <text:p text:style-name="P7"><text:span text:style-name="T3">a) </text:span>miernik paliwa,</text:p>
      <text:p text:style-name="P7"><text:span text:style-name="T3">b)</text:span> przestrzeń załadowania, </text:p>
      <text:p text:style-name="P7"><text:span text:style-name="T3">c) </text:span>wskaźnik zmęczenia i głodu</text:p>
      <text:p text:style-name="P6"/>
      <text:p text:style-name="P7"><text:span text:style-name="T3">Z</text:span>lecenia <text:span text:style-name="T3">kuriera są wykonywane z </text:span>jednocze<text:span text:style-name="T3">sną</text:span> kontrolą <text:span text:style-name="T3">ograniczeń.</text:span></text:p>
      <text:p text:style-name="P7"><text:s/></text:p>
      <text:p text:style-name="P3">Faza st<text:span text:style-name="T2">ra</text:span>tegiczna</text:p>
      <text:p text:style-name="P3">Słownik pojęć</text:p>
      <text:p text:style-name="P8">Funkcjonalność</text:p>
      <text:p text:style-name="P9">Słownik pojęć:</text:p>
      <text:p text:style-name="P9">gracz, użytkownik – osoba korzystająca z programu</text:p>
      <text:p text:style-name="P9">kurier – agent</text:p>
      <text:p text:style-name="P9">mapa, miasto – plansza programu, jego wizualizacja</text:p>
      <text:p text:style-name="P9">ograniczenia – wskaźnik zmęczenia</text:p>
      <text:p text:style-name="P8"><text:soft-page-break/>Na początku programu wóz kuriera jest pusty. Ograniczenia full. Na planszy pojawią się punkty z lokalizacją zleceń. Po kolorze </text:p>
      <text:p text:style-name="P8">(szary – magazyn, pozostałe – fioletowy ) <text:span text:style-name="T4">użytkownik programu </text:span></text:p>
      <text:p text:style-name="P8"><text:s/>Użytkownik decyduje które najpierw ma wykonać. </text:p>
      <text:p text:style-name="P4">Warstwy projektu:</text:p>
      <text:p text:style-name="P4"/>
      <text:p text:style-name="P4">1) Wejście (Zdania w języku naturalnym)</text:p>
      <text:p text:style-name="P4">2) Normalizacja wejścia (Przerabia zdania na zbiór słów kluczowych)</text:p>
      <text:p text:style-name="P4"><text:tab/>a) Plik z słowami kluczowymi dla konkretnych czynności kuriera</text:p>
      <text:p text:style-name="P4">3) Przetwarzanie języka naturalnego (Wyciąga sens logiczny słów kluczowych)</text:p>
      <text:p text:style-name="P4">4) Silnik logiczny gry</text:p>
      <text:p text:style-name="P4"><text:tab/>a)</text:p>
      <text:p text:style-name="P4">5) Warstwa audiowizualna</text:p>
      <text:p text:style-name="P4"><text:tab/>a) Pliki z d<text:span text:style-name="T4">ź</text:span>więkami i grafikami</text:p>
      <text:p text:style-name="P4"/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21:37.323213237</meta:creation-date>
    <dc:date>2016-10-20T15:29:18.462446356</dc:date>
    <meta:editing-duration>PT5M54S</meta:editing-duration>
    <meta:editing-cycles>1</meta:editing-cycles>
    <meta:document-statistic meta:table-count="0" meta:image-count="0" meta:object-count="0" meta:page-count="2" meta:paragraph-count="47" meta:word-count="253" meta:character-count="1912" meta:non-whitespace-character-count="1679"/>
    <meta:generator>LibreOffice/5.1.4.2$Linux_X86_64 LibreOffice_project/10m0$Build-2</meta:generator>
  </office:meta>
</office:document-meta>
</file>